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5" style:family="graphic" style:parent-style-name="standard">
      <style:graphic-properties draw:fill="none" draw:textarea-horizontal-align="left" draw:textarea-vertical-align="top" draw:auto-grow-height="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svg:stroke-width="0.1cm" svg:stroke-color="#ffd32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ffd320" draw:marker-start="" draw:marker-start-width="0.35cm" draw:marker-end=""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1.881cm" fo:min-width="5.996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276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fill="none" draw:fill-color="#ffffff"/>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ab-stops>
          <style:tab-stop style:position="0.518cm"/>
        </style:tab-stops>
      </style:paragraph-properties>
    </style:style>
    <style:style style:name="P6" style:family="paragraph">
      <loext:graphic-properties draw:fill="none"/>
      <style:paragraph-properties fo:text-align="start"/>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0pt" style:font-size-asian="10pt" style:font-size-complex="10pt"/>
    </style:style>
    <style:style style:name="T5" style:family="text">
      <style:text-properties fo:font-size="14pt" style:font-size-asian="14pt" style:font-size-complex="14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9.906cm" svg:x2="17.94cm" svg:y2="9.895cm">
          <text:p/>
        </draw:line>
        <draw:frame draw:style-name="gr2" draw:text-style-name="P2" draw:layer="layout" svg:width="5.98cm" svg:height="2.147cm" svg:x="11.071cm" svg:y="9.9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line draw:style-name="gr3" draw:text-style-name="P1" draw:layer="layout" svg:x1="15.884cm" svg:y1="9.835cm" svg:x2="15.892cm" svg:y2="8.156cm">
          <text:p/>
        </draw:line>
        <draw:frame draw:style-name="gr4" draw:text-style-name="P3" draw:layer="layout" svg:width="1.975cm" svg:height="1.039cm" svg:x="15.764cm" svg:y="7.966cm">
          <draw:text-box>
            <text:p><text:span text:style-name="T4">enp0s3:</text:span></text:p>
            <text:p><text:span text:style-name="T4">10.1.1.20</text:span></text:p>
          </draw:text-box>
        </draw:frame>
        <draw:custom-shape draw:style-name="gr5" draw:text-style-name="P6" draw:layer="layout" svg:width="2.658cm" svg:height="2cm" svg:x="2.809cm" svg:y="12.241cm">
          <text:p text:style-name="P4"><text:span text:style-name="T5">w01</text:span></text:p>
          <text:p text:style-name="P5"><text:span text:style-name="T1"><text:tab/></text:span></text:p>
          <draw:enhanced-geometry svg:viewBox="0 0 21600 21600" draw:type="rectangle" draw:enhanced-path="M 0 0 L 21600 0 21600 21600 0 21600 0 0 Z N"/>
        </draw:custom-shape>
        <draw:line draw:style-name="gr3" draw:text-style-name="P1" draw:layer="layout" svg:x1="4.084cm" svg:y1="12.235cm" svg:x2="4.084cm" svg:y2="9.943cm">
          <text:p/>
        </draw:line>
        <draw:frame draw:style-name="gr4" draw:text-style-name="P3" draw:layer="layout" svg:width="1.975cm" svg:height="1.039cm" svg:x="3.985cm" svg:y="11.272cm">
          <draw:text-box>
            <text:p><text:span text:style-name="T4">enp0s8:</text:span></text:p>
            <text:p><text:span text:style-name="T4">10.1.1.10</text:span></text:p>
          </draw:text-box>
        </draw:frame>
        <draw:frame draw:style-name="gr6" draw:text-style-name="P3" draw:layer="layout" svg:width="4.185cm" svg:height="1.039cm" svg:x="4.541cm" svg:y="14.351cm">
          <draw:text-box>
            <text:p><text:span text:style-name="T4">enp0s3:</text:span></text:p>
            <text:p><text:span text:style-name="T4">DHCP Client (</text:span><text:span text:style-name="T6">10.0.1.x</text:span><text:span text:style-name="T4">)]</text:span></text:p>
          </draw:text-box>
        </draw:frame>
        <draw:line draw:style-name="gr7" draw:text-style-name="P1" draw:layer="layout" svg:x1="2.01cm" svg:y1="16.207cm" svg:x2="13.041cm" svg:y2="16.157cm">
          <text:p/>
        </draw:line>
        <draw:line draw:style-name="gr8" draw:text-style-name="P1" draw:layer="layout" svg:x1="4.084cm" svg:y1="16.235cm" svg:x2="4.083cm" svg:y2="14.212cm">
          <text:p/>
        </draw:line>
        <draw:frame draw:style-name="gr9" draw:text-style-name="P2" draw:layer="layout" svg:width="4.782cm" svg:height="1.673cm" svg:x="3.868cm" svg:y="16.306cm">
          <draw:text-box>
            <text:p><text:span text:style-name="T1">10.0.1.0/24 </text:span></text:p>
            <text:p><text:span text:style-name="T1">Office (black) Network </text:span></text:p>
            <text:p><text:span text:style-name="T2">VBox NAT</text:span></text:p>
          </draw:text-box>
        </draw:frame>
        <draw:line draw:style-name="gr8" draw:text-style-name="P1" draw:layer="layout" svg:x1="11.097cm" svg:y1="18.118cm" svg:x2="11.096cm" svg:y2="16.095cm">
          <text:p/>
        </draw:line>
        <draw:custom-shape draw:style-name="gr10" draw:text-style-name="P1" draw:layer="layout" svg:width="5.281cm" svg:height="2.266cm" svg:x="8.53cm" svg:y="16.7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6" draw:layer="layout" svg:width="2.658cm" svg:height="2cm" svg:x="14.709cm" svg:y="6.141cm">
          <text:p text:style-name="P4"><text:span text:style-name="T5">s01</text:span></text:p>
          <text:p text:style-name="P5"><text:span text:style-name="T1"><text:tab/></text:span></text:p>
          <draw:enhanced-geometry svg:viewBox="0 0 21600 21600" draw:type="rectangle" draw:enhanced-path="M 0 0 L 21600 0 21600 21600 0 21600 0 0 Z N"/>
        </draw:custom-shape>
        <draw:line draw:style-name="gr11" draw:text-style-name="P1" draw:layer="layout" svg:x1="2.01cm" svg:y1="5.107cm" svg:x2="17.94cm" svg:y2="5.096cm">
          <text:p/>
        </draw:line>
        <draw:line draw:style-name="gr12" draw:text-style-name="P1" draw:layer="layout" svg:x1="11.573cm" svg:y1="6.15cm" svg:x2="11.592cm" svg:y2="5.1cm">
          <text:p/>
        </draw:line>
        <draw:line draw:style-name="gr12" draw:text-style-name="P1" draw:layer="layout" svg:x1="5.349cm" svg:y1="5.117cm" svg:x2="5.33cm" svg:y2="3.932cm">
          <text:p/>
        </draw:line>
        <draw:custom-shape draw:style-name="gr5" draw:text-style-name="P6" draw:layer="layout" svg:width="2.658cm" svg:height="1.802cm" svg:x="4.009cm" svg:y="2.139cm">
          <text:p text:style-name="P4"><text:span text:style-name="T5">s02</text:span></text:p>
          <text:p text:style-name="P5"><text:span text:style-name="T1"><text:tab/></text:span></text:p>
          <draw:enhanced-geometry svg:viewBox="0 0 21600 21600" draw:type="rectangle" draw:enhanced-path="M 0 0 L 21600 0 21600 21600 0 21600 0 0 Z N"/>
        </draw:custom-shape>
        <draw:frame draw:style-name="gr13" draw:text-style-name="P2" draw:layer="layout" svg:width="6.505cm" svg:height="2.147cm" svg:x="2.472cm" svg:y="5.036cm">
          <draw:text-box>
            <text:p><text:span text:style-name="T1">10.2.1.0/24 </text:span></text:p>
            <text:p><text:span text:style-name="T1">ServerRoomA (yellow) Network </text:span></text:p>
            <text:p><text:span text:style-name="T2">VBox Internal</text:span></text:p>
            <text:p><text:span text:style-name="T3">Note: No VBox DHCP Server</text:span></text:p>
          </draw:text-box>
        </draw:frame>
        <draw:frame draw:style-name="gr14" draw:text-style-name="P3" draw:layer="layout" svg:width="1.776cm" svg:height="1.039cm" svg:x="11.465cm" svg:y="5.067cm">
          <draw:text-box>
            <text:p><text:span text:style-name="T4">enp0s8:</text:span></text:p>
            <text:p><text:span text:style-name="T4">10.2.1.1</text:span></text:p>
          </draw:text-box>
        </draw:frame>
        <draw:frame draw:style-name="gr4" draw:text-style-name="P3" draw:layer="layout" svg:width="1.975cm" svg:height="1.039cm" svg:x="5.49cm" svg:y="3.831cm">
          <draw:text-box>
            <text:p><text:span text:style-name="T4">enp0s3:</text:span></text:p>
            <text:p><text:span text:style-name="T4">10.2.1.30</text:span></text:p>
          </draw:text-box>
        </draw:frame>
        <draw:custom-shape draw:style-name="gr5" draw:text-style-name="P6" draw:layer="layout" svg:width="2.658cm" svg:height="2cm" svg:x="10.209cm" svg:y="6.141cm">
          <text:p text:style-name="P4"><text:span text:style-name="T5">r01</text:span></text:p>
          <text:p text:style-name="P5"><text:span text:style-name="T1"><text:tab/></text:span></text:p>
          <draw:enhanced-geometry svg:viewBox="0 0 21600 21600" draw:type="rectangle" draw:enhanced-path="M 0 0 L 21600 0 21600 21600 0 21600 0 0 Z N"/>
        </draw:custom-shape>
        <draw:line draw:style-name="gr3" draw:text-style-name="P1" draw:layer="layout" svg:x1="11.485cm" svg:y1="9.861cm" svg:x2="11.501cm" svg:y2="8.113cm">
          <text:p/>
        </draw:line>
        <draw:frame draw:style-name="gr14" draw:text-style-name="P3" draw:layer="layout" svg:width="1.776cm" svg:height="1.039cm" svg:x="11.492cm" svg:y="8.14cm">
          <draw:text-box>
            <text:p><text:span text:style-name="T4">enp0s3:</text:span></text:p>
            <text:p><text:span text:style-name="T4">10.1.1.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4T11:33:33.072270839</dc:date>
    <meta:editing-duration>PT2H21M50S</meta:editing-duration>
    <meta:editing-cycles>22</meta:editing-cycles>
    <meta:generator>LibreOffice/6.4.7.2$Linux_X86_64 LibreOffice_project/40$Build-2</meta:generator>
    <meta:document-statistic meta:object-count="24"/>
  </office:meta>
</office:document-meta>
</file>